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E1C7E48A82619AF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109634" officeooo:paragraph-rsid="00109634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E1C7E48A82619AF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3. Llamadas al sistema para el Control de Proceso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David Gil Bautist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6</text:span> ha sido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2$Linux_X86_64 LibreOffice_project/20m0$Build-2</meta:generator>
    <meta:creation-date>2011-10-05T09:46:35</meta:creation-date>
    <dc:date>2016-11-18T22:59:23.546611181</dc:date>
    <meta:print-date>2011-10-06T10:39:21</meta:print-date>
    <meta:editing-cycles>184</meta:editing-cycles>
    <meta:editing-duration>PT21H31M44S</meta:editing-duration>
    <meta:document-statistic meta:table-count="10" meta:image-count="1" meta:object-count="0" meta:page-count="2" meta:paragraph-count="17" meta:word-count="151" meta:character-count="905" meta:non-whitespace-character-count="761"/>
    <meta:user-defined meta:name="Información 1"/>
    <meta:user-defined meta:name="Información 2"/>
    <meta:user-defined meta:name="Información 3"/>
    <meta:user-defined meta:name="Información 4"/>
  </office:meta>
</office:document-meta>
</file>